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2" style:family="paragraph" style:parent-style-name="Text_20_body">
      <style:paragraph-properties fo:padding="0.0193in" fo:border="0.0008in solid #d9d9e3"/>
    </style:style>
    <style:style style:name="P13" style:family="paragraph" style:parent-style-name="Text_20_body" style:list-style-name="L1">
      <style:paragraph-properties fo:padding="0.0193in" fo:border="0.0008in solid #d9d9e3"/>
    </style:style>
    <style:style style:name="P14" style:family="paragraph" style:parent-style-name="Text_20_body" style:list-style-name="L2">
      <style:paragraph-properties fo:padding="0.0193in" fo:border="0.0008in solid #d9d9e3"/>
    </style:style>
    <style:style style:name="P15" style:family="paragraph" style:parent-style-name="Text_20_body" style:list-style-name="L3">
      <style:paragraph-properties fo:padding="0.0193in" fo:border="0.0008in solid #d9d9e3"/>
    </style:style>
    <style:style style:name="P16" style:family="paragraph" style:parent-style-name="Text_20_body" style:list-style-name="L4">
      <style:paragraph-properties fo:padding="0.0193in" fo:border="0.0008in solid #d9d9e3"/>
    </style:style>
    <style:style style:name="P17" style:family="paragraph" style:parent-style-name="Text_20_body" style:list-style-name="L5">
      <style:paragraph-properties fo:padding="0.0193in" fo:border="0.0008in solid #d9d9e3"/>
    </style:style>
    <style:style style:name="P18" style:family="paragraph" style:parent-style-name="Text_20_body" style:list-style-name="L6">
      <style:paragraph-properties fo:padding="0.0193in" fo:border="0.0008in solid #d9d9e3"/>
    </style:style>
    <style:style style:name="P19" style:family="paragraph" style:parent-style-name="Text_20_body" style:list-style-name="L7">
      <style:paragraph-properties fo:padding="0.0193in" fo:border="0.0008in solid #d9d9e3"/>
    </style:style>
    <style:style style:name="P20" style:family="paragraph" style:parent-style-name="Text_20_body" style:list-style-name="L8">
      <style:paragraph-properties fo:padding="0.0193in" fo:border="0.0008in solid #d9d9e3"/>
    </style:style>
    <style:style style:name="P21" style:family="paragraph" style:parent-style-name="Text_20_body" style:list-style-name="L9">
      <style:paragraph-properties fo:padding="0.0193in" fo:border="0.0008in solid #d9d9e3"/>
    </style:style>
    <style:style style:name="P22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0 хуков filter wp - по категориям</text:p>
      <text:p text:style-name="P1">ChatGPT</text:p>
      <text:p text:style-name="P2">ChatGPT</text:p>
      <text:p text:style-name="P12">Вот несколько категорий хуков фильтров (filter hooks) в WordPress, которые могут быть полезны при разработке:</text:p>
      <text:h text:style-name="P22" text:outline-level="3">1. <text:span text:style-name="Strong_20_Emphasis">Фильтры для работы с контентом:</text:span></text:h>
      <text:list xml:id="list1448121533001238197" text:style-name="L1">
        <text:list-item>
          <text:p text:style-name="P3"><text:span text:style-name="Source_20_Text">the_content</text:span> - для фильтрации контента поста перед его выводом.</text:p>
        </text:list-item>
        <text:list-item>
          <text:p text:style-name="P3"><text:span text:style-name="Source_20_Text">the_title</text:span> - позволяет изменять заголовок поста.</text:p>
        </text:list-item>
        <text:list-item>
          <text:p text:style-name="P13"><text:span text:style-name="Source_20_Text">the_excerpt</text:span> - фильтрует отрывок поста.</text:p>
        </text:list-item>
      </text:list>
      <text:h text:style-name="P22" text:outline-level="3">2. <text:span text:style-name="Strong_20_Emphasis">Фильтры для работы с метаданными:</text:span></text:h>
      <text:list xml:id="list8459853273036461936" text:style-name="L2">
        <text:list-item>
          <text:p text:style-name="P4"><text:span text:style-name="Source_20_Text">get_post_metadata</text:span> - для изменения метаданных поста.</text:p>
        </text:list-item>
        <text:list-item>
          <text:p text:style-name="P4"><text:span text:style-name="Source_20_Text">get_user_metadata</text:span> - фильтр метаданных пользователя.</text:p>
        </text:list-item>
        <text:list-item>
          <text:p text:style-name="P14"><text:span text:style-name="Source_20_Text">get_term_metadata</text:span> - фильтр метаданных таксономий.</text:p>
        </text:list-item>
      </text:list>
      <text:h text:style-name="P22" text:outline-level="3">3. <text:span text:style-name="Strong_20_Emphasis">Фильтры для работы с URL и ссылками:</text:span></text:h>
      <text:list xml:id="list57395105439839362" text:style-name="L3">
        <text:list-item>
          <text:p text:style-name="P5"><text:span text:style-name="Source_20_Text">post_link</text:span> - фильтр для изменения URL поста.</text:p>
        </text:list-item>
        <text:list-item>
          <text:p text:style-name="P5"><text:span text:style-name="Source_20_Text">term_link</text:span> - для изменения URL таксономии.</text:p>
        </text:list-item>
        <text:list-item>
          <text:p text:style-name="P15"><text:span text:style-name="Source_20_Text">the_permalink</text:span> - фильтр ссылки на пост.</text:p>
        </text:list-item>
      </text:list>
      <text:h text:style-name="P22" text:outline-level="3">4. <text:span text:style-name="Strong_20_Emphasis">Фильтры для работы с изображениями и медиафайлами:</text:span></text:h>
      <text:list xml:id="list1968300498721998198" text:style-name="L4">
        <text:list-item>
          <text:p text:style-name="P6"><text:span text:style-name="Source_20_Text">wp_get_attachment_image_src</text:span> - для изменения атрибутов изображения.</text:p>
        </text:list-item>
        <text:list-item>
          <text:p text:style-name="P16"><text:span text:style-name="Source_20_Text">image_send_to_editor</text:span> - фильтр отправляемых в редактор изображений.</text:p>
        </text:list-item>
      </text:list>
      <text:h text:style-name="P22" text:outline-level="3">5. <text:span text:style-name="Strong_20_Emphasis">Фильтры для работы с запросами и базой данных:</text:span></text:h>
      <text:list xml:id="list3874725237898151905" text:style-name="L5">
        <text:list-item>
          <text:p text:style-name="P7"><text:span text:style-name="Source_20_Text">posts_where</text:span> - фильтр для изменения WHERE части SQL запроса.</text:p>
        </text:list-item>
        <text:list-item>
          <text:p text:style-name="P7"><text:span text:style-name="Source_20_Text">pre_get_posts</text:span> - для изменения параметров запроса постов.</text:p>
        </text:list-item>
        <text:list-item>
          <text:p text:style-name="P17"><text:span text:style-name="Source_20_Text">posts_results</text:span> - фильтр для получения результатов запроса.</text:p>
        </text:list-item>
      </text:list>
      <text:h text:style-name="P22" text:outline-level="3">6. <text:span text:style-name="Strong_20_Emphasis">Фильтры для работы с формами и вводом данных:</text:span></text:h>
      <text:list xml:id="list3891884933772456260" text:style-name="L6">
        <text:list-item>
          <text:p text:style-name="P8"><text:span text:style-name="Source_20_Text">sanitize_text_field</text:span> - для фильтрации текстового поля.</text:p>
        </text:list-item>
        <text:list-item>
          <text:p text:style-name="P8"><text:span text:style-name="Source_20_Text">sanitize_email</text:span> - фильтр для фильтрации почтовых адресов.</text:p>
        </text:list-item>
        <text:list-item>
          <text:p text:style-name="P18"><text:span text:style-name="Source_20_Text">sanitize_title</text:span> - для фильтрации заголовков.</text:p>
        </text:list-item>
      </text:list>
      <text:h text:style-name="P22" text:outline-level="3">7. <text:span text:style-name="Strong_20_Emphasis">Фильтры для работы с кэшированием:</text:span></text:h>
      <text:list xml:id="list4510611642419004547" text:style-name="L7">
        <text:list-item>
          <text:p text:style-name="P9"><text:span text:style-name="Source_20_Text">wp_cache_get</text:span> - фильтр для получения данных из кэша.</text:p>
        </text:list-item>
        <text:list-item>
          <text:p text:style-name="P19"><text:span text:style-name="Source_20_Text">wp_cache_set</text:span> - для установки данных в кэш.</text:p>
        </text:list-item>
      </text:list>
      <text:h text:style-name="P22" text:outline-level="3"><text:soft-page-break/>8. <text:span text:style-name="Strong_20_Emphasis">Фильтры для работы с виджетами и сайдбаром:</text:span></text:h>
      <text:list xml:id="list407603036846711702" text:style-name="L8">
        <text:list-item>
          <text:p text:style-name="P10"><text:span text:style-name="Source_20_Text">widget_title</text:span> - фильтр для изменения заголовка виджета.</text:p>
        </text:list-item>
        <text:list-item>
          <text:p text:style-name="P20"><text:span text:style-name="Source_20_Text">dynamic_sidebar_params</text:span> - позволяет изменять параметры сайдбара.</text:p>
        </text:list-item>
      </text:list>
      <text:h text:style-name="P22" text:outline-level="3">9. <text:span text:style-name="Strong_20_Emphasis">Фильтры для работы с формой комментариев:</text:span></text:h>
      <text:list xml:id="list4381070319276955438" text:style-name="L9">
        <text:list-item>
          <text:p text:style-name="P11"><text:span text:style-name="Source_20_Text">comment_text</text:span> - фильтр для текста комментария.</text:p>
        </text:list-item>
        <text:list-item>
          <text:p text:style-name="P21"><text:span text:style-name="Source_20_Text">comment_form_defaults</text:span> - для настройки параметров формы комментариев.</text:p>
        </text:list-item>
      </text:list>
      <text:p text:style-name="P12">Фильтры предоставляют возможность изменять данные до их вывода на страницу, обеспечивая гибкость и контроль над различными аспектами работы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15T03:10:25.34</dc:date>
    <meta:document-statistic meta:table-count="0" meta:image-count="0" meta:object-count="0" meta:page-count="2" meta:paragraph-count="37" meta:word-count="283" meta:character-count="1915"/>
    <dc:creator>Dima Wide</dc:creator>
    <meta:user-defined meta:name="Info 1"/>
    <meta:user-defined meta:name="Info 2"/>
    <meta:user-defined meta:name="Info 3"/>
    <meta:user-defined meta:name="Info 4"/>
  </office:meta>
</office:document-meta>
</file>